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4.308cm"/>
    </style:style>
    <style:style style:name="pr2" style:family="presentation" style:parent-style-name="Standard-notes">
      <style:graphic-properties fo:min-height="12.572cm"/>
    </style:style>
    <style:style style:name="pr3" style:family="presentation" style:parent-style-name="Standard-title">
      <style:graphic-properties draw:auto-grow-height="true" fo:min-height="2.858cm"/>
    </style:style>
    <style:style style:name="pr4" style:family="presentation" style:parent-style-name="Standard-outline1">
      <style:graphic-properties fo:min-height="11.265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_5f_-title">
      <style:graphic-properties draw:auto-grow-height="true" fo:min-height="2.858cm"/>
    </style:style>
    <style:style style:name="pr7" style:family="presentation" style:parent-style-name="Standard_5f_-outline1">
      <style:graphic-properties fo:min-height="11.265cm"/>
    </style:style>
    <style:style style:name="pr8" style:family="presentation" style:parent-style-name="Standard_5f_-notes">
      <style:graphic-properties draw:fill-color="#ffffff" fo:min-height="13.364cm"/>
    </style:style>
    <style:style style:name="pr9" style:family="presentation" style:parent-style-name="Standard-title">
      <style:graphic-properties fo:min-height="2.858cm"/>
    </style:style>
    <style:style style:name="pr10" style:family="presentation" style:parent-style-name="Standard_5f__5f_-title">
      <style:graphic-properties draw:auto-grow-height="true" fo:min-height="2.858cm"/>
    </style:style>
    <style:style style:name="pr11" style:family="presentation" style:parent-style-name="Standard_5f__5f_-outline1">
      <style:graphic-properties fo:min-height="11.265cm"/>
    </style:style>
    <style:style style:name="pr12" style:family="presentation" style:parent-style-name="Standard_5f__5f_-notes">
      <style:graphic-properties draw:fill-color="#ffffff" fo:min-height="13.364cm"/>
    </style:style>
    <style:style style:name="pr13" style:family="presentation" style:parent-style-name="Standard_5f_-title">
      <style:graphic-properties fo:min-height="2.858cm"/>
    </style:style>
    <style:style style:name="pr14" style:family="presentation" style:parent-style-name="Standard_5f__5f__5f_-title">
      <style:graphic-properties draw:auto-grow-height="true" fo:min-height="2.858cm"/>
    </style:style>
    <style:style style:name="pr15" style:family="presentation" style:parent-style-name="Standard_5f__5f__5f_-outline1">
      <style:graphic-properties fo:min-height="11.265cm"/>
    </style:style>
    <style:style style:name="pr16" style:family="presentation" style:parent-style-name="Standard_5f__5f__5f_-notes">
      <style:graphic-properties draw:fill-color="#ffffff" fo:min-height="13.364cm"/>
    </style:style>
    <style:style style:name="pr17" style:family="presentation" style:parent-style-name="Standard_5f__5f_-title">
      <style:graphic-properties fo:min-height="2.858cm"/>
    </style:style>
    <style:style style:name="pr18" style:family="presentation" style:parent-style-name="Standard_5f_-subtitle">
      <style:graphic-properties draw:fill-color="#ffffff" fo:min-height="14.308cm"/>
    </style:style>
    <style:style style:name="pr19" style:family="presentation" style:parent-style-name="Standard_5f_-notes">
      <style:graphic-properties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onnées Semi-Structurées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32">
        <draw:frame presentation:style-name="pr1" draw:text-style-name="P1" draw:layer="layout" svg:width="21.59cm" svg:height="14.308cm" svg:x="1.199cm" svg:y="0.992cm" presentation:class="subtitle" presentation:user-transformed="true">
          <draw:text-box>
            <text:p><text:span text:style-name="T1">Université de Jijel</text:span></text:p>
            <text:p><text:span text:style-name="T1">Faculté des Sciences Exactes et d’Informatique</text:span></text:p>
            <text:p><text:span text:style-name="T1">Département d’Informatique</text:span></text:p>
            <text:p><text:span text:style-name="T1">L3 – Systèmes Informatiques</text:span></text:p>
            <text:p/>
            <text:p/>
            <text:p><text:span text:style-name="T2">Données Semi-Structurées</text:span></text:p>
            <text:p><text:span text:style-name="T2">Chapitre --</text:span></text:p>
            <text:p><text:span text:style-name="T2">Présentation du module</text:span></text:p>
            <text:p/>
            <text:p/>
            <text:p><text:span text:style-name="T1">Tarek Boutefara</text:span></text:p>
            <text:p><text:span text:style-name="T3"><text:a xlink:href="mailto:t_boutefara@univ-jijel.dz" xlink:type="simple">t_boutefara@univ-jijel.dz</text:a></text:span></text:p>
            <text:p><text:span text:style-name="T1">2020/2021</text:span></text:p>
          </draw:text-box>
        </draw:frame>
        <presentation:notes draw:style-name="dp2">
          <draw:frame presentation:style-name="pr2" draw:layer="layout" svg:width="17.271cm" svg:height="12.572cm" svg:x="2.195cm" svg:y="13.21cm" presentation:class="notes">
            <draw:text-box>
              <text:p/>
            </draw:text-box>
          </draw:frame>
          <draw:page-thumbnail draw:style-name="gr1" draw:layer="layout" svg:width="13.98cm" svg:height="10.476cm" svg:x="3.81cm" svg:y="2.123cm" draw:page-number="1" presentation:class="page"/>
        </presentation:notes>
      </draw:page>
      <draw:page draw:name="page2" draw:style-name="dp3" draw:master-page-name="Standard" presentation:presentation-page-layout-name="AL2T1" presentation:use-footer-name="ftr1" presentation:use-date-time-name="dtd1">
        <draw:frame presentation:style-name="pr3" draw:layer="layout" svg:width="21.59cm" svg:height="2.858cm" svg:x="1.199cm" svg:y="0.72cm" presentation:class="title">
          <draw:text-box>
            <text:p>Plan</text:p>
          </draw:text-box>
        </draw:frame>
        <draw:frame presentation:style-name="pr4" draw:layer="layout" svg:width="21.59cm" svg:height="11.515cm" svg:x="1.199cm" svg:y="4.138cm" presentation:class="outline">
          <draw:text-box>
            <text:list text:style-name="L2">
              <text:list-item>
                <text:p>Objectif du module,</text:p>
              </text:list-item>
              <text:list-item>
                <text:p>Contenu du module,</text:p>
              </text:list-item>
              <text:list-item>
                <text:p>Evaluation,</text:p>
                <text:list>
                  <text:list-item>
                    <text:p>Evaluation durant la pandémie CoVid-19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5f_" presentation:presentation-page-layout-name="AL2T1" presentation:use-footer-name="ftr1" presentation:use-date-time-name="dtd1">
        <draw:frame presentation:style-name="pr6" draw:layer="layout" svg:width="21.59cm" svg:height="2.858cm" svg:x="1.199cm" svg:y="0.72cm" presentation:class="title">
          <draw:text-box>
            <text:p>Plan</text:p>
          </draw:text-box>
        </draw:frame>
        <draw:frame presentation:style-name="pr7" draw:layer="layout" svg:width="21.59cm" svg:height="11.515cm" svg:x="1.199cm" svg:y="4.138cm" presentation:class="outline">
          <draw:text-box>
            <text:list text:style-name="L2">
              <text:list-item>
                <text:p><text:span text:style-name="T4">Objectif du module,</text:span></text:p>
              </text:list-item>
              <text:list-item>
                <text:p><text:span text:style-name="T5">Contenu du module,</text:span></text:p>
              </text:list-item>
              <text:list-item>
                <text:p><text:span text:style-name="T5">Evaluation,</text:span></text:p>
                <text:list>
                  <text:list-item>
                    <text:p><text:span text:style-name="T5">Evaluation durant la pandémie CoVid-19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draw:frame presentation:style-name="pr9" draw:layer="layout" svg:width="21.59cm" svg:height="2.858cm" svg:x="1.199cm" svg:y="0.72cm" presentation:class="title">
          <draw:text-box>
            <text:p>Objectif du module</text:p>
          </draw:text-box>
        </draw:frame>
        <draw:frame presentation:style-name="pr4" draw:layer="layout" svg:width="21.59cm" svg:height="11.515cm" svg:x="1.199cm" svg:y="4.138cm" presentation:class="outline">
          <draw:text-box>
            <text:list text:style-name="L2">
              <text:list-item>
                <text:p>Se familiariser avec les structure de données non structurées à exploiter dans des applications orientées web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5f_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Plan</text:p>
          </draw:text-box>
        </draw:frame>
        <draw:frame presentation:style-name="pr11" draw:layer="layout" svg:width="21.59cm" svg:height="11.515cm" svg:x="1.199cm" svg:y="4.138cm" presentation:class="outline">
          <draw:text-box>
            <text:list text:style-name="L2">
              <text:list-item>
                <text:p><text:span text:style-name="T5">Objectif du module,</text:span></text:p>
              </text:list-item>
              <text:list-item>
                <text:p><text:span text:style-name="T4">Contenu du module,</text:span></text:p>
              </text:list-item>
              <text:list-item>
                <text:p><text:span text:style-name="T5">Evaluation,</text:span></text:p>
                <text:list>
                  <text:list-item>
                    <text:p><text:span text:style-name="T5">Evaluation durant la pandémie CoVid-19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5f_" presentation:presentation-page-layout-name="AL2T1" presentation:use-footer-name="ftr1" presentation:use-date-time-name="dtd1">
        <draw:frame presentation:style-name="pr13" draw:layer="layout" svg:width="21.59cm" svg:height="2.858cm" svg:x="1.199cm" svg:y="0.72cm" presentation:class="title">
          <draw:text-box>
            <text:p>Contenu du module</text:p>
          </draw:text-box>
        </draw:frame>
        <draw:frame presentation:style-name="pr7" draw:layer="layout" svg:width="21.59cm" svg:height="11.515cm" svg:x="1.199cm" svg:y="4.138cm" presentation:class="outline">
          <draw:text-box>
            <text:list text:style-name="L2">
              <text:list-item>
                <text:p>Contexte et problématique,</text:p>
              </text:list-item>
              <text:list-item>
                <text:p>Documents et hyper documents multimédias,</text:p>
              </text:list-item>
              <text:list-item>
                <text:p>Noyau XML,</text:p>
              </text:list-item>
              <text:list-item>
                <text:p>Galaxie XML,</text:p>
              </text:list-item>
              <text:list-item>
                <text:p>BD XML et BD semi-structurées,</text:p>
              </text:list-item>
              <text:list-item>
                <text:p>XQUERY et les BD XM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5f__5f__5f_" presentation:presentation-page-layout-name="AL2T1" presentation:use-footer-name="ftr1" presentation:use-date-time-name="dtd1">
        <draw:frame presentation:style-name="pr14" draw:layer="layout" svg:width="21.59cm" svg:height="2.858cm" svg:x="1.199cm" svg:y="0.72cm" presentation:class="title">
          <draw:text-box>
            <text:p>Plan</text:p>
          </draw:text-box>
        </draw:frame>
        <draw:frame presentation:style-name="pr15" draw:layer="layout" svg:width="21.59cm" svg:height="11.515cm" svg:x="1.199cm" svg:y="4.138cm" presentation:class="outline">
          <draw:text-box>
            <text:list text:style-name="L2">
              <text:list-item>
                <text:p><text:span text:style-name="T5">Objectif du module,</text:span></text:p>
              </text:list-item>
              <text:list-item>
                <text:p><text:span text:style-name="T5">Contenu du module,</text:span></text:p>
              </text:list-item>
              <text:list-item>
                <text:p><text:span text:style-name="T4">Evaluation,</text:span></text:p>
                <text:list>
                  <text:list-item>
                    <text:p><text:span text:style-name="T4">Evaluation durant la pandémie CoVid-19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5f__5f_" presentation:presentation-page-layout-name="AL2T1" presentation:use-footer-name="ftr1" presentation:use-date-time-name="dtd1">
        <draw:frame presentation:style-name="pr17" draw:layer="layout" svg:width="21.59cm" svg:height="2.858cm" svg:x="1.199cm" svg:y="0.72cm" presentation:class="title">
          <draw:text-box>
            <text:p>Evaluation</text:p>
          </draw:text-box>
        </draw:frame>
        <draw:frame presentation:style-name="pr11" draw:layer="layout" svg:width="21.59cm" svg:height="11.515cm" svg:x="1.199cm" svg:y="4.138cm" presentation:class="outline">
          <draw:text-box>
            <text:list text:style-name="L2">
              <text:list-item>
                <text:p>Deux composantes :</text:p>
                <text:list>
                  <text:list-item>
                    <text:p>Cours</text:p>
                  </text:list-item>
                  <text:list-item>
                    <text:p>TP</text:p>
                  </text:list-item>
                </text:list>
              </text:list-item>
              <text:list-item>
                <text:p>Deux modes</text:p>
                <text:list>
                  <text:list-item>
                    <text:p>Examen : 60 %</text:p>
                  </text:list-item>
                  <text:list-item>
                    <text:p>Evaluation continue : 40 %</text:p>
                  </text:list-item>
                </text:list>
              </text:list-item>
              <text:list-item>
                <text:p>Coefficient : 3</text:p>
              </text:list-item>
              <text:list-item>
                <text:p>Crédit : 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5f__5f_" presentation:presentation-page-layout-name="AL2T1" presentation:use-footer-name="ftr1" presentation:use-date-time-name="dtd1">
        <draw:frame presentation:style-name="pr17" draw:layer="layout" svg:width="21.59cm" svg:height="2.858cm" svg:x="1.199cm" svg:y="0.72cm" presentation:class="title">
          <draw:text-box>
            <text:p>Evaluation</text:p>
          </draw:text-box>
        </draw:frame>
        <draw:frame presentation:style-name="pr11" draw:layer="layout" svg:width="21.59cm" svg:height="11.515cm" svg:x="1.199cm" svg:y="4.138cm" presentation:class="outline">
          <draw:text-box>
            <text:list text:style-name="L2">
              <text:list-item>
                <text:p>Durant CoVid-19 :</text:p>
                <text:list>
                  <text:list-item>
                    <text:p>Examen présentiel,</text:p>
                  </text:list-item>
                  <text:list-item>
                    <text:p>TP :</text:p>
                    <text:list>
                      <text:list-item>
                        <text:p>Présent : évaluation sur place,</text:p>
                      </text:list-item>
                      <text:list-item>
                        <text:p>Absent : devoir maiso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5f_" presentation:presentation-page-layout-name="AL1T32">
        <draw:frame presentation:style-name="pr18" draw:text-style-name="P1" draw:layer="layout" svg:width="21.59cm" svg:height="14.308cm" svg:x="1.199cm" svg:y="0.992cm" presentation:class="subtitle" presentation:user-transformed="true">
          <draw:text-box>
            <text:p><text:span text:style-name="T1">Université de Jijel</text:span></text:p>
            <text:p><text:span text:style-name="T1">Faculté des Sciences Exactes et d’Informatique</text:span></text:p>
            <text:p><text:span text:style-name="T1">Département d’Informatique</text:span></text:p>
            <text:p><text:span text:style-name="T1">L3 – Systèmes Informatiques</text:span></text:p>
            <text:p/>
            <text:p/>
            <text:p><text:span text:style-name="T2">Données Semi-Structurées</text:span></text:p>
            <text:p><text:span text:style-name="T2">Chapitre --</text:span></text:p>
            <text:p><text:span text:style-name="T2">Présentation du module</text:span></text:p>
            <text:p/>
            <text:p/>
            <text:p><text:span text:style-name="T1">Tarek Boutefara</text:span></text:p>
            <text:p><text:span text:style-name="T3"><text:a xlink:href="mailto:t_boutefara@univ-jijel.dz" xlink:type="simple">t_boutefara@univ-jijel.dz</text:a></text:span></text:p>
            <text:p><text:span text:style-name="T1">2020/2021</text:span></text:p>
          </draw:text-box>
        </draw:frame>
        <presentation:notes draw:style-name="dp2">
          <draw:frame presentation:style-name="pr19" draw:layer="layout" svg:width="17.271cm" svg:height="12.572cm" svg:x="2.195cm" svg:y="13.21cm" presentation:class="notes">
            <draw:text-box>
              <text:p/>
            </draw:text-box>
          </draw:frame>
          <draw:page-thumbnail draw:style-name="gr1" draw:layer="layout" svg:width="13.98cm" svg:height="10.476cm" svg:x="3.81cm" svg:y="2.123cm" draw:page-number="1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top="0.4cm" fo:margin-bottom="0cm"/>
      <style:text-properties fo:font-size="28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top="0.3cm" fo:margin-bottom="0cm"/>
      <style:text-properties fo:font-size="24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top="0.2cm" fo:margin-bottom="0cm"/>
      <style:text-properties fo:font-size="20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top="0.1cm" fo:margin-bottom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top="0.1cm" fo:margin-bottom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top="0.1cm" fo:margin-bottom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top="0.1cm" fo:margin-bottom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top="0.1cm" fo:margin-bottom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_5f_-background" style:display-name="Standard__-background" style:family="presentation">
      <style:graphic-properties draw:stroke="none" draw:fill="solid" draw:fill-color="#ffffff"/>
      <style:text-properties style:letter-kerning="true"/>
    </style:style>
    <style:style style:name="Standard_5f__5f_-backgroundobjects" style:display-name="Standard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_5f_-notes" style:display-name="Standard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_5f_-outline1" style:display-name="Standard__-outline1" style:family="presentation">
      <style:graphic-properties draw:stroke="none" draw:fill="none" draw:auto-grow-height="false" draw:fit-to-size="shrink-to-fit">
        <text:list-style style:name="Standard_5f__5f_-outline1" style:display-name="Standard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_5f_-outline2" style:display-name="Standard__-outline2" style:family="presentation" style:parent-style-name="Standard_5f__5f_-outline1">
      <style:paragraph-properties fo:margin-top="0.4cm" fo:margin-bottom="0cm"/>
      <style:text-properties fo:font-size="28pt" style:font-size-asian="28pt" style:font-size-complex="28pt"/>
    </style:style>
    <style:style style:name="Standard_5f__5f_-outline3" style:display-name="Standard__-outline3" style:family="presentation" style:parent-style-name="Standard_5f__5f_-outline2">
      <style:paragraph-properties fo:margin-top="0.3cm" fo:margin-bottom="0cm"/>
      <style:text-properties fo:font-size="24pt" style:font-size-asian="24pt" style:font-size-complex="24pt"/>
    </style:style>
    <style:style style:name="Standard_5f__5f_-outline4" style:display-name="Standard__-outline4" style:family="presentation" style:parent-style-name="Standard_5f__5f_-outline3">
      <style:paragraph-properties fo:margin-top="0.2cm" fo:margin-bottom="0cm"/>
      <style:text-properties fo:font-size="20pt" style:font-size-asian="20pt" style:font-size-complex="20pt"/>
    </style:style>
    <style:style style:name="Standard_5f__5f_-outline5" style:display-name="Standard__-outline5" style:family="presentation" style:parent-style-name="Standard_5f__5f_-outline4">
      <style:paragraph-properties fo:margin-top="0.1cm" fo:margin-bottom="0cm"/>
      <style:text-properties fo:font-size="20pt" style:font-size-asian="20pt" style:font-size-complex="20pt"/>
    </style:style>
    <style:style style:name="Standard_5f__5f_-outline6" style:display-name="Standard__-outline6" style:family="presentation" style:parent-style-name="Standard_5f__5f_-outline5">
      <style:paragraph-properties fo:margin-top="0.1cm" fo:margin-bottom="0cm"/>
      <style:text-properties fo:font-size="20pt" style:font-size-asian="20pt" style:font-size-complex="20pt"/>
    </style:style>
    <style:style style:name="Standard_5f__5f_-outline7" style:display-name="Standard__-outline7" style:family="presentation" style:parent-style-name="Standard_5f__5f_-outline6">
      <style:paragraph-properties fo:margin-top="0.1cm" fo:margin-bottom="0cm"/>
      <style:text-properties fo:font-size="20pt" style:font-size-asian="20pt" style:font-size-complex="20pt"/>
    </style:style>
    <style:style style:name="Standard_5f__5f_-outline8" style:display-name="Standard__-outline8" style:family="presentation" style:parent-style-name="Standard_5f__5f_-outline7">
      <style:paragraph-properties fo:margin-top="0.1cm" fo:margin-bottom="0cm"/>
      <style:text-properties fo:font-size="20pt" style:font-size-asian="20pt" style:font-size-complex="20pt"/>
    </style:style>
    <style:style style:name="Standard_5f__5f_-outline9" style:display-name="Standard__-outline9" style:family="presentation" style:parent-style-name="Standard_5f__5f_-outline8">
      <style:paragraph-properties fo:margin-top="0.1cm" fo:margin-bottom="0cm"/>
      <style:text-properties fo:font-size="20pt" style:font-size-asian="20pt" style:font-size-complex="20pt"/>
    </style:style>
    <style:style style:name="Standard_5f__5f_-subtitle" style:display-name="Standard__-subtitle" style:family="presentation">
      <style:graphic-properties draw:stroke="none" draw:fill="none" draw:textarea-vertical-align="middle">
        <text:list-style style:name="Standard_5f__5f_-subtitle" style:display-name="Standard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_5f_-title" style:display-name="Standard__-title" style:family="presentation">
      <style:graphic-properties draw:stroke="none" draw:fill="none" draw:textarea-vertical-align="middle">
        <text:list-style style:name="Standard_5f__5f_-title" style:display-name="Standard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_5f__5f_-background" style:display-name="Standard___-background" style:family="presentation">
      <style:graphic-properties draw:stroke="none" draw:fill="solid" draw:fill-color="#ffffff"/>
      <style:text-properties style:letter-kerning="true"/>
    </style:style>
    <style:style style:name="Standard_5f__5f__5f_-backgroundobjects" style:display-name="Standard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_5f__5f_-notes" style:display-name="Standard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_5f__5f_-outline1" style:display-name="Standard___-outline1" style:family="presentation">
      <style:graphic-properties draw:stroke="none" draw:fill="none" draw:auto-grow-height="false" draw:fit-to-size="shrink-to-fit">
        <text:list-style style:name="Standard_5f__5f__5f_-outline1" style:display-name="Standard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_5f__5f_-outline2" style:display-name="Standard___-outline2" style:family="presentation" style:parent-style-name="Standard_5f__5f__5f_-outline1">
      <style:paragraph-properties fo:margin-top="0.4cm" fo:margin-bottom="0cm"/>
      <style:text-properties fo:font-size="28pt" style:font-size-asian="28pt" style:font-size-complex="28pt"/>
    </style:style>
    <style:style style:name="Standard_5f__5f__5f_-outline3" style:display-name="Standard___-outline3" style:family="presentation" style:parent-style-name="Standard_5f__5f__5f_-outline2">
      <style:paragraph-properties fo:margin-top="0.3cm" fo:margin-bottom="0cm"/>
      <style:text-properties fo:font-size="24pt" style:font-size-asian="24pt" style:font-size-complex="24pt"/>
    </style:style>
    <style:style style:name="Standard_5f__5f__5f_-outline4" style:display-name="Standard___-outline4" style:family="presentation" style:parent-style-name="Standard_5f__5f__5f_-outline3">
      <style:paragraph-properties fo:margin-top="0.2cm" fo:margin-bottom="0cm"/>
      <style:text-properties fo:font-size="20pt" style:font-size-asian="20pt" style:font-size-complex="20pt"/>
    </style:style>
    <style:style style:name="Standard_5f__5f__5f_-outline5" style:display-name="Standard___-outline5" style:family="presentation" style:parent-style-name="Standard_5f__5f__5f_-outline4">
      <style:paragraph-properties fo:margin-top="0.1cm" fo:margin-bottom="0cm"/>
      <style:text-properties fo:font-size="20pt" style:font-size-asian="20pt" style:font-size-complex="20pt"/>
    </style:style>
    <style:style style:name="Standard_5f__5f__5f_-outline6" style:display-name="Standard___-outline6" style:family="presentation" style:parent-style-name="Standard_5f__5f__5f_-outline5">
      <style:paragraph-properties fo:margin-top="0.1cm" fo:margin-bottom="0cm"/>
      <style:text-properties fo:font-size="20pt" style:font-size-asian="20pt" style:font-size-complex="20pt"/>
    </style:style>
    <style:style style:name="Standard_5f__5f__5f_-outline7" style:display-name="Standard___-outline7" style:family="presentation" style:parent-style-name="Standard_5f__5f__5f_-outline6">
      <style:paragraph-properties fo:margin-top="0.1cm" fo:margin-bottom="0cm"/>
      <style:text-properties fo:font-size="20pt" style:font-size-asian="20pt" style:font-size-complex="20pt"/>
    </style:style>
    <style:style style:name="Standard_5f__5f__5f_-outline8" style:display-name="Standard___-outline8" style:family="presentation" style:parent-style-name="Standard_5f__5f__5f_-outline7">
      <style:paragraph-properties fo:margin-top="0.1cm" fo:margin-bottom="0cm"/>
      <style:text-properties fo:font-size="20pt" style:font-size-asian="20pt" style:font-size-complex="20pt"/>
    </style:style>
    <style:style style:name="Standard_5f__5f__5f_-outline9" style:display-name="Standard___-outline9" style:family="presentation" style:parent-style-name="Standard_5f__5f__5f_-outline8">
      <style:paragraph-properties fo:margin-top="0.1cm" fo:margin-bottom="0cm"/>
      <style:text-properties fo:font-size="20pt" style:font-size-asian="20pt" style:font-size-complex="20pt"/>
    </style:style>
    <style:style style:name="Standard_5f__5f__5f_-subtitle" style:display-name="Standard___-subtitle" style:family="presentation">
      <style:graphic-properties draw:stroke="none" draw:fill="none" draw:textarea-vertical-align="middle">
        <text:list-style style:name="Standard_5f__5f__5f_-subtitle" style:display-name="Standard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_5f__5f_-title" style:display-name="Standard___-title" style:family="presentation">
      <style:graphic-properties draw:stroke="none" draw:fill="none" draw:textarea-vertical-align="middle">
        <text:list-style style:name="Standard_5f__5f__5f_-title" style:display-name="Standard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3.989cm" fo:page-height="17.99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241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5f_-backgroundobjects">
      <style:graphic-properties draw:stroke="none" draw:fill="none" draw:fill-color="#ffffff" draw:auto-grow-height="false" fo:min-height="1.241cm"/>
    </style:style>
    <style:style style:name="Mpr5" style:family="presentation" style:parent-style-name="Standard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5f__5f_-backgroundobjects">
      <style:graphic-properties draw:stroke="none" draw:fill="none" draw:fill-color="#ffffff" draw:auto-grow-height="false" fo:min-height="1.241cm"/>
    </style:style>
    <style:style style:name="Mpr8" style:family="presentation" style:parent-style-name="Standard_5f_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5f__5f_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5f__5f__5f_-backgroundobjects">
      <style:graphic-properties draw:stroke="none" draw:fill="none" draw:fill-color="#ffffff" draw:auto-grow-height="false" fo:min-height="1.241cm"/>
    </style:style>
    <style:style style:name="Mpr11" style:family="presentation" style:parent-style-name="Standard_5f__5f_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9cm" svg:height="2.858cm" svg:x="1.199cm" svg:y="0.72cm" presentation:class="title" presentation:placeholder="true">
        <draw:text-box/>
      </draw:frame>
      <draw:frame presentation:style-name="Standard-outline1" draw:layer="backgroundobjects" svg:width="21.59cm" svg:height="11.515cm" svg:x="1.199cm" svg:y="4.138cm" presentation:class="outline" presentation:placeholder="true">
        <draw:text-box/>
      </draw:frame>
      <draw:frame presentation:style-name="Mpr1" draw:text-style-name="MP6" draw:layer="backgroundobjects" svg:width="7.603cm" svg:height="1.24cm" svg:x="8.204cm" svg:y="16.3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5.588cm" svg:height="1.24cm" svg:x="1.199cm" svg:y="16.3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5.588cm" svg:height="1.24cm" svg:x="17.2cm" svg:y="16.3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presentation:style-name="Standard_5f_-title" draw:layer="backgroundobjects" svg:width="21.59cm" svg:height="2.858cm" svg:x="1.199cm" svg:y="0.72cm" presentation:class="title" presentation:placeholder="true">
        <draw:text-box/>
      </draw:frame>
      <draw:frame presentation:style-name="Standard_5f_-outline1" draw:layer="backgroundobjects" svg:width="21.59cm" svg:height="11.515cm" svg:x="1.199cm" svg:y="4.138cm" presentation:class="outline" presentation:placeholder="true">
        <draw:text-box/>
      </draw:frame>
      <draw:frame presentation:style-name="Mpr4" draw:text-style-name="MP6" draw:layer="backgroundobjects" svg:width="7.603cm" svg:height="1.24cm" svg:x="8.204cm" svg:y="16.3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2" draw:layer="backgroundobjects" svg:width="5.588cm" svg:height="1.24cm" svg:x="1.199cm" svg:y="16.3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5.588cm" svg:height="1.24cm" svg:x="17.2cm" svg:y="16.3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_5f_-title" draw:layer="backgroundobjects" svg:width="14.848cm" svg:height="11.136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_5f_" style:display-name="Standard__" style:page-layout-name="PM1" draw:style-name="Mdp1">
      <draw:frame presentation:style-name="Standard_5f__5f_-title" draw:layer="backgroundobjects" svg:width="21.59cm" svg:height="2.858cm" svg:x="1.199cm" svg:y="0.72cm" presentation:class="title" presentation:placeholder="true">
        <draw:text-box/>
      </draw:frame>
      <draw:frame presentation:style-name="Standard_5f__5f_-outline1" draw:layer="backgroundobjects" svg:width="21.59cm" svg:height="11.515cm" svg:x="1.199cm" svg:y="4.138cm" presentation:class="outline" presentation:placeholder="true">
        <draw:text-box/>
      </draw:frame>
      <draw:frame presentation:style-name="Mpr7" draw:text-style-name="MP6" draw:layer="backgroundobjects" svg:width="7.603cm" svg:height="1.24cm" svg:x="8.204cm" svg:y="16.3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2" draw:layer="backgroundobjects" svg:width="5.588cm" svg:height="1.24cm" svg:x="1.199cm" svg:y="16.3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5.588cm" svg:height="1.24cm" svg:x="17.2cm" svg:y="16.3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_5f__5f_-title" draw:layer="backgroundobjects" svg:width="14.848cm" svg:height="11.136cm" svg:x="3.075cm" svg:y="2.257cm" presentation:class="page"/>
        <draw:frame presentation:style-name="Standard_5f_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_5f__5f_" style:display-name="Standard___" style:page-layout-name="PM1" draw:style-name="Mdp1">
      <draw:frame presentation:style-name="Standard_5f__5f__5f_-title" draw:layer="backgroundobjects" svg:width="21.59cm" svg:height="2.858cm" svg:x="1.199cm" svg:y="0.72cm" presentation:class="title" presentation:placeholder="true">
        <draw:text-box/>
      </draw:frame>
      <draw:frame presentation:style-name="Standard_5f__5f__5f_-outline1" draw:layer="backgroundobjects" svg:width="21.59cm" svg:height="11.515cm" svg:x="1.199cm" svg:y="4.138cm" presentation:class="outline" presentation:placeholder="true">
        <draw:text-box/>
      </draw:frame>
      <draw:frame presentation:style-name="Mpr10" draw:text-style-name="MP6" draw:layer="backgroundobjects" svg:width="7.603cm" svg:height="1.24cm" svg:x="8.204cm" svg:y="16.39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2" draw:layer="backgroundobjects" svg:width="5.588cm" svg:height="1.24cm" svg:x="1.199cm" svg:y="16.39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5.588cm" svg:height="1.24cm" svg:x="17.2cm" svg:y="16.3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_5f__5f__5f_-title" draw:layer="backgroundobjects" svg:width="14.848cm" svg:height="11.136cm" svg:x="3.075cm" svg:y="2.257cm" presentation:class="page"/>
        <draw:frame presentation:style-name="Standard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21-04-18T13:39:51.465034673</meta:creation-date>
    <meta:editing-duration>PT19H20M36S</meta:editing-duration>
    <meta:editing-cycles>8</meta:editing-cycles>
    <dc:date>2021-04-19T10:21:02.229868080</dc:date>
    <meta:document-statistic meta:object-count="92"/>
  </office:meta>
</office:document-meta>
</file>